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, monospace"/>
    <style:font-face style:name="Calibri1" svg:font-family="Calibri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805a6"/>
    </style:style>
    <style:style style:name="P2" style:family="paragraph" style:parent-style-name="Standard">
      <style:text-properties fo:font-weight="bold" officeooo:paragraph-rsid="000805a6" style:font-weight-asian="bold" style:font-name-complex="Calibri2"/>
    </style:style>
    <style:style style:name="P3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Calibri" fo:font-size="11pt" fo:letter-spacing="normal" fo:font-style="normal" fo:font-weight="normal" officeooo:rsid="003f9f60" officeooo:paragraph-rsid="003f9f60" style:font-size-asian="11pt" style:font-weight-asian="normal" style:font-name-complex="Calibri2" style:font-size-complex="11pt" style:font-weight-complex="normal"/>
    </style:style>
    <style:style style:name="P4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Calibri" fo:font-size="11pt" fo:letter-spacing="normal" fo:font-style="normal" fo:font-weight="normal" officeooo:rsid="00425539" officeooo:paragraph-rsid="00425539" style:font-size-asian="11pt" style:font-weight-asian="normal" style:font-name-complex="Calibri2" style:font-size-complex="11pt" style:font-weight-complex="normal"/>
    </style:style>
    <style:style style:name="P5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Calibri" fo:font-size="11pt" fo:letter-spacing="normal" fo:font-style="normal" fo:font-weight="normal" officeooo:rsid="0042e05c" officeooo:paragraph-rsid="0042e05c" style:font-size-asian="11pt" style:font-weight-asian="normal" style:font-name-complex="Calibri2" style:font-size-complex="11pt" style:font-weight-complex="normal"/>
    </style:style>
    <style:style style:name="P6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Calibri" fo:font-size="11pt" fo:letter-spacing="normal" fo:font-style="normal" fo:font-weight="normal" officeooo:rsid="0043c730" officeooo:paragraph-rsid="0043c730" style:font-size-asian="11pt" style:font-weight-asian="normal" style:font-name-complex="Calibri2" style:font-size-complex="11pt" style:font-weight-complex="normal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</style:style>
    <style:style style:name="P9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P10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fo:letter-spacing="normal" loext:padding="0in" loext:border="none"/>
    </style:style>
    <style:style style:name="P11" style:family="paragraph" style:parent-style-name="Preformatted_20_Text">
      <style:paragraph-properties fo:margin-top="0in" fo:margin-bottom="0in" loext:contextual-spacing="false" fo:line-height="125%" fo:orphans="2" fo:widows="2" fo:padding="0in" fo:border="non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officeooo:paragraph-rsid="000805a6"/>
    </style:style>
    <style:style style:name="P13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Calibri" fo:font-size="11pt" fo:letter-spacing="normal" fo:font-style="normal" fo:font-weight="normal" officeooo:rsid="0042e05c" officeooo:paragraph-rsid="0042e05c" style:font-size-asian="11pt" style:font-weight-asian="normal" style:font-name-complex="Calibri2" style:font-size-complex="11pt" style:font-weight-complex="normal"/>
    </style:style>
    <style:style style:name="P14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Calibri" fo:font-size="11pt" fo:letter-spacing="normal" fo:font-style="normal" fo:font-weight="normal" officeooo:rsid="0043c730" officeooo:paragraph-rsid="0043c730" style:font-size-asian="11pt" style:font-weight-asian="normal" style:font-name-complex="Calibri2" style:font-size-complex="11pt" style:font-weight-complex="normal"/>
    </style:style>
    <style:style style:name="P15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Calibri" fo:font-size="11pt" fo:letter-spacing="normal" fo:font-style="normal" fo:font-weight="normal" officeooo:rsid="0045ae5d" officeooo:paragraph-rsid="0045ae5d" style:font-size-asian="11pt" style:font-weight-asian="normal" style:font-name-complex="Calibri2" style:font-size-complex="11pt" style:font-weight-complex="normal"/>
    </style:style>
    <style:style style:name="P16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Calibri" fo:font-size="11pt" fo:letter-spacing="normal" fo:font-style="normal" fo:font-weight="normal" officeooo:rsid="0045ebbb" officeooo:paragraph-rsid="0045ebbb" style:font-size-asian="11pt" style:font-weight-asian="normal" style:font-name-complex="Calibri2" style:font-size-complex="11pt" style:font-weight-complex="normal"/>
    </style:style>
    <style:style style:name="P17" style:family="paragraph" style:parent-style-name="HTML_20_Preformatted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Calibri" fo:font-size="11pt" fo:letter-spacing="normal" fo:font-style="normal" fo:font-weight="normal" officeooo:rsid="0046852f" officeooo:paragraph-rsid="0046852f" style:font-size-asian="11pt" style:font-weight-asian="normal" style:font-name-complex="Calibri2" style:font-size-complex="11pt" style:font-weight-complex="normal"/>
    </style:style>
    <style:style style:name="P18" style:family="paragraph" style:parent-style-name="Preformatted_20_Text">
      <loext:graphic-properties draw:fill="solid" draw:fill-color="#ffffff"/>
      <style:paragraph-properties style:line-height-at-least="0.1201in" fo:background-color="#ffffff"/>
      <style:text-properties fo:font-variant="normal" fo:text-transform="none" fo:color="#0000ff" style:font-name="Ubuntu Mono" fo:font-size="9.75pt" fo:letter-spacing="normal" fo:font-style="normal" fo:font-weight="normal" officeooo:rsid="003f9f60" officeooo:paragraph-rsid="003f9f60" style:font-size-asian="11pt" style:font-weight-asian="normal" style:font-name-complex="Calibri2" style:font-size-complex="11pt" style:font-weight-complex="normal"/>
    </style:style>
    <style:style style:name="P19" style:family="paragraph" style:parent-style-name="Preformatted_20_Text">
      <loext:graphic-properties draw:fill="solid" draw:fill-color="#ffffff"/>
      <style:paragraph-properties style:line-height-at-least="0.1201in" fo:background-color="#ffffff"/>
      <style:text-properties fo:font-variant="normal" fo:text-transform="none" fo:color="#0000ff" style:font-name="Ubuntu Mono" fo:font-size="9.75pt" fo:letter-spacing="normal" fo:font-style="normal" fo:font-weight="normal" officeooo:rsid="00425539" officeooo:paragraph-rsid="00425539" style:font-size-asian="11pt" style:font-weight-asian="normal" style:font-name-complex="Calibri2" style:font-size-complex="11pt" style:font-weight-complex="normal"/>
    </style:style>
    <style:style style:name="P20" style:family="paragraph" style:parent-style-name="Preformatted_20_Text">
      <loext:graphic-properties draw:fill="solid" draw:fill-color="#ffffff"/>
      <style:paragraph-properties style:line-height-at-least="0.1201in" fo:background-color="#ffffff"/>
      <style:text-properties fo:font-variant="normal" fo:text-transform="none" fo:color="#0000ff" style:font-name="Ubuntu Mono" fo:font-size="9.75pt" fo:letter-spacing="normal" fo:font-style="normal" fo:font-weight="normal" officeooo:rsid="0042e05c" officeooo:paragraph-rsid="0042e05c" style:font-size-asian="11pt" style:font-weight-asian="normal" style:font-name-complex="Calibri2" style:font-size-complex="11pt" style:font-weight-complex="normal"/>
    </style:style>
    <style:style style:name="P21" style:family="paragraph" style:parent-style-name="Preformatted_20_Text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Ubuntu Mono" fo:font-size="9.75pt" fo:letter-spacing="normal" fo:font-style="normal" fo:font-weight="normal" officeooo:rsid="0042e05c" officeooo:paragraph-rsid="0042e05c" style:font-size-asian="11pt" style:font-weight-asian="normal" style:font-name-complex="Calibri2" style:font-size-complex="11pt" style:font-weight-complex="normal"/>
    </style:style>
    <style:style style:name="P22" style:family="paragraph" style:parent-style-name="Preformatted_20_Text">
      <loext:graphic-properties draw:fill="solid" draw:fill-color="#ffffff"/>
      <style:paragraph-properties style:line-height-at-least="0.1201in" fo:background-color="#ffffff"/>
      <style:text-properties fo:font-variant="normal" fo:text-transform="none" fo:color="#000000" style:font-name="Ubuntu Mono" fo:font-size="9.75pt" fo:letter-spacing="normal" fo:font-style="normal" fo:font-weight="normal" officeooo:rsid="0045ae5d" officeooo:paragraph-rsid="0045ae5d" style:font-size-asian="11pt" style:font-weight-asian="normal" style:font-name-complex="Calibri2" style:font-size-complex="11pt" style:font-weight-complex="normal"/>
    </style:style>
    <style:style style:name="P23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ff" style:font-name="Ubuntu Mono" fo:font-size="9.75pt" fo:letter-spacing="normal" fo:font-style="normal" fo:font-weight="normal"/>
    </style:style>
    <style:style style:name="P24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/>
    </style:style>
    <style:style style:name="P25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P26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Ubuntu Mono" fo:font-size="9.75pt" fo:letter-spacing="normal" fo:font-style="normal" fo:font-weight="normal" officeooo:rsid="004719e3" officeooo:paragraph-rsid="004719e3" style:font-size-asian="11pt" style:font-weight-asian="normal" style:font-name-complex="Calibri2" style:font-size-complex="11pt" style:font-weight-complex="normal"/>
    </style:style>
    <style:style style:name="P27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fo:letter-spacing="normal" loext:padding="0in" loext:border="none"/>
    </style:style>
    <style:style style:name="P28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fo:letter-spacing="normal"/>
    </style:style>
    <style:style style:name="P29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Calibri" fo:font-size="11pt" fo:letter-spacing="normal" fo:font-style="normal" fo:font-weight="normal" officeooo:rsid="0046852f" style:font-size-asian="11pt" style:font-weight-asian="normal" style:font-name-complex="Calibri2" style:font-size-complex="11pt" style:font-weight-complex="normal"/>
    </style:style>
    <style:style style:name="P30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Calibri1" fo:font-size="11pt" fo:letter-spacing="normal" fo:font-style="normal" fo:font-weight="normal" officeooo:rsid="004719e3" officeooo:paragraph-rsid="004719e3" style:font-size-asian="11pt" style:font-weight-asian="normal" style:font-name-complex="Calibri2" style:font-size-complex="11pt" style:font-weight-complex="normal"/>
    </style:style>
    <style:style style:name="P31" style:family="paragraph" style:parent-style-name="Preformatted_20_Text">
      <style:paragraph-properties fo:margin-top="0in" fo:margin-bottom="0in" loext:contextual-spacing="false" fo:line-height="125%" fo:orphans="2" fo:widows="2" fo:padding="0in" fo:border="none"/>
      <style:text-properties fo:font-variant="normal" fo:text-transform="none" fo:color="#000000" style:font-name="Calibri1" fo:font-size="11pt" fo:letter-spacing="normal" fo:font-style="normal" fo:font-weight="normal" officeooo:rsid="00474ea8" officeooo:paragraph-rsid="00474ea8" style:font-size-asian="11pt" style:font-weight-asian="normal" style:font-name-complex="Calibri2" style:font-size-complex="11pt" style:font-weight-complex="normal"/>
    </style:style>
    <style:style style:name="P32" style:family="paragraph" style:parent-style-name="Preformatted_20_Text">
      <style:paragraph-properties fo:margin-top="0in" fo:margin-bottom="0in" loext:contextual-spacing="false" fo:line-height="125%" fo:orphans="2" fo:widows="2" fo:padding="0in" fo:border="none"/>
    </style:style>
    <style:style style:name="P33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  <style:text-properties fo:font-variant="normal" fo:text-transform="none" fo:color="#000000" style:font-name="Ubuntu Mono" fo:font-size="9.75pt" fo:letter-spacing="normal" fo:font-style="normal" fo:font-weight="normal" loext:padding="0in" loext:border="none"/>
    </style:style>
    <style:style style:name="P34" style:family="paragraph" style:parent-style-name="Preformatted_20_Text">
      <style:paragraph-properties fo:margin-left="0in" fo:margin-right="0in" fo:margin-top="0in" fo:margin-bottom="0in" loext:contextual-spacing="false" fo:line-height="125%" fo:orphans="2" fo:widows="2" fo:text-indent="0in" style:auto-text-indent="false" fo:padding="0in" fo:border="none"/>
    </style:style>
    <style:style style:name="T1" style:family="text">
      <style:text-properties officeooo:rsid="000805a6"/>
    </style:style>
    <style:style style:name="T2" style:family="text">
      <style:text-properties style:font-name="Ubuntu Mono" fo:font-size="9.75pt" fo:font-style="normal" fo:font-weight="normal"/>
    </style:style>
    <style:style style:name="T3" style:family="text">
      <style:text-properties style:font-name="Ubuntu Mono" fo:font-size="9.75pt" fo:font-style="normal" fo:font-weight="normal" loext:padding="0in" loext:border="none"/>
    </style:style>
    <style:style style:name="T4" style:family="text">
      <style:text-properties officeooo:rsid="00186e9a"/>
    </style:style>
    <style:style style:name="T5" style:family="text">
      <style:text-properties officeooo:rsid="003f9f60"/>
    </style:style>
    <style:style style:name="T6" style:family="text">
      <style:text-properties fo:color="#0000ff"/>
    </style:style>
    <style:style style:name="T7" style:family="text">
      <style:text-properties fo:color="#0000ff" loext:padding="0in" loext:border="none"/>
    </style:style>
    <style:style style:name="T8" style:family="text">
      <style:text-properties officeooo:rsid="00425539"/>
    </style:style>
    <style:style style:name="T9" style:family="text">
      <style:text-properties officeooo:rsid="004719e3"/>
    </style:style>
    <style:style style:name="T10" style:family="text">
      <style:text-properties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tats 10 Lab <text:span text:style-name="T5">5</text:span> Submission</text:p>
      <text:p text:style-name="P1">Name: <text:span text:style-name="T1">Enmin Zhou</text:span></text:p>
      <text:p text:style-name="P1">UID<text:bookmark text:name="_GoBack"/>: <text:span text:style-name="T1">104756697</text:span></text:p>
      <text:p text:style-name="P2"><text:span text:style-name="T4">Exercise</text:span> 1</text:p>
      <text:p text:style-name="P3">a)</text:p>
      <text:p text:style-name="P3">H<text:span text:style-name="T8">o</text:span>: p = 10%, Ha: p &gt; 10%, one-sided</text:p>
      <text:p text:style-name="P3">b)</text:p>
      <text:p text:style-name="P18"><text:bookmark text:name="rstudio_console_output"/>&gt; flint &lt;-read.csv("~/Desktop/stats10/lab5/flint_2015.csv", header = TRUE)</text:p>
      <text:p text:style-name="P23">&gt; n &lt;- nrow(flint)</text:p>
      <text:p text:style-name="P23">&gt; dangerous_lead_indicator &lt;- (flint$Pb &gt;= 15)</text:p>
      <text:p text:style-name="P23">&gt; p_hat &lt;- mean(dangerous_lead_indicator)</text:p>
      <text:p text:style-name="P23">&gt; sd_sample&lt;-sqrt(p_hat*(1-p_hat)/n)</text:p>
      <text:p text:style-name="P23">&gt; p_hat</text:p>
      <text:p text:style-name="P7">[1] 0.1238447</text:p>
      <text:p text:style-name="P23">&gt; sd_sample</text:p>
      <text:p text:style-name="P7">[1] 0.0141622</text:p>
      <text:p text:style-name="P3"/>
      <text:p text:style-name="P3">c)</text:p>
      <text:p text:style-name="P18"><text:bookmark text:name="rstudio_console_output1"/>&gt; p_null &lt;- 0.10</text:p>
      <text:p text:style-name="P23">&gt; se_null &lt;- sqrt(p_null*(1-p_null)/n)</text:p>
      <text:p text:style-name="P23">&gt; z_stat &lt;- (p_hat-p_null)/se_null</text:p>
      <text:p text:style-name="P23">&gt; se_null</text:p>
      <text:p text:style-name="P7">[1] 0.01289801</text:p>
      <text:p text:style-name="P23">&gt; z_stat</text:p>
      <text:p text:style-name="P7">[1] 1.848714</text:p>
      <text:p text:style-name="P3"/>
      <text:p text:style-name="P3">d)</text:p>
      <text:p text:style-name="P18"><text:bookmark text:name="rstudio_console_output2"/>&gt; p_value &lt;- 1-pnorm(z_stat, sd=1, mean=0)</text:p>
      <text:p text:style-name="P23">&gt; p_value</text:p>
      <text:p text:style-name="P7">[1] 0.03224953</text:p>
      <text:p text:style-name="P3"/>
      <text:p text:style-name="P3">e)</text:p>
      <text:p text:style-name="P4">p_value &lt; 0.05, Reject Ho</text:p>
      <text:p text:style-name="P3">f)</text:p>
      <text:p text:style-name="P4">Reject Ho, p &gt; 10%, we should take actions.</text:p>
      <text:p text:style-name="P3">g)</text:p>
      <text:p text:style-name="P18"><text:bookmark text:name="rstudio_console_output3"/>&gt; prop.test(x=sum(dangerous_lead_indicator), n=n, p=0.1,alternative = "greater")</text:p>
      <text:p text:style-name="P8"/>
      <text:p text:style-name="P10"><text:s text:c="8"/><text:span text:style-name="T2">1-sample proportions test with continuity correction</text:span></text:p>
      <text:p text:style-name="P11"/>
      <text:p text:style-name="P9">data: <text:s/>sum(dangerous_lead_indicator) out of n, null probability 0.1</text:p>
      <text:p text:style-name="P9">X-squared = 3.1579, df = 1, p-value = 0.03778</text:p>
      <text:p text:style-name="P9">alternative hypothesis: true p is greater than 0.1</text:p>
      <text:p text:style-name="P9">95 percent confidence interval:</text:p>
      <text:p text:style-name="P10"><text:s/><text:span text:style-name="T2">0.101559 1.000000</text:span></text:p>
      <text:p text:style-name="P9">sample estimates:</text:p>
      <text:p text:style-name="P10"><text:s text:c="8"/><text:span text:style-name="T2">p </text:span></text:p>
      <text:p text:style-name="P9">0.1238447 </text:p>
      <text:p text:style-name="P9"/>
      <text:p text:style-name="P4">h)</text:p>
      <text:p text:style-name="P19"><text:bookmark text:name="rstudio_console_output4"/>&gt; prop.test(x=sum(dangerous_lead_indicator), n=n,p=0.1,alternative = "greater", conf.level = 0.99)</text:p>
      <text:p text:style-name="P8"/>
      <text:p text:style-name="P10"><text:s text:c="8"/><text:span text:style-name="T2">1-sample proportions test with continuity correction</text:span></text:p>
      <text:p text:style-name="P11"/>
      <text:p text:style-name="P9"><text:soft-page-break/>data: <text:s/>sum(dangerous_lead_indicator) out of n, null probability 0.1</text:p>
      <text:p text:style-name="P9">X-squared = 3.1579, df = 1, p-value = 0.03778</text:p>
      <text:p text:style-name="P9">alternative hypothesis: true p is greater than 0.1</text:p>
      <text:p text:style-name="P9">99 percent confidence interval:</text:p>
      <text:p text:style-name="P10"><text:s/><text:span text:style-name="T2">0.09376523 1.00000000</text:span></text:p>
      <text:p text:style-name="P9">sample estimates:</text:p>
      <text:p text:style-name="P10"><text:s text:c="8"/><text:span text:style-name="T2">p </text:span></text:p>
      <text:p text:style-name="P9">0.1238447</text:p>
      <text:p text:style-name="P4"/>
      <text:p text:style-name="P5">Exercise 2</text:p>
      <text:p text:style-name="P5">a)</text:p>
      <text:p text:style-name="P5">Ho: p1=p2, Ha: p1 != p2, two-sided</text:p>
      <text:p text:style-name="P5">b)</text:p>
      <text:p text:style-name="P20"><text:bookmark text:name="rstudio_console_output5"/>&gt; flint_north &lt;- flint[flint$Region=="North",]</text:p>
      <text:p text:style-name="P23">&gt; n_north &lt;- nrow(flint_north)</text:p>
      <text:p text:style-name="P23">&gt; flint_south &lt;- flint[flint$Region == "South",]</text:p>
      <text:p text:style-name="P23">&gt; n_south &lt;- nrow(flint_south)</text:p>
      <text:p text:style-name="P23">&gt; p_hat_north &lt;- mean(flint_north$Pb&gt;=15)</text:p>
      <text:p text:style-name="P23">&gt; p_hat_south &lt;-mean(flint_south$Pb&gt;=15)</text:p>
      <text:p text:style-name="P23">&gt; p_hat_pooled &lt;- mean(flint$Pb &gt;=15)</text:p>
      <text:p text:style-name="P23">&gt; SE &lt;- sqrt(p_hat_pooled*(1-p_hat_pooled)*(1/n_north + 1/n_south))</text:p>
      <text:p text:style-name="P23">&gt; z_stat &lt;- (p_hat_north-p_hat_south-0)/SE</text:p>
      <text:p text:style-name="P23">&gt; z_stat</text:p>
      <text:p text:style-name="P7">[1] 3.572283</text:p>
      <text:p text:style-name="P5"/>
      <text:p text:style-name="P5">c)</text:p>
      <text:p text:style-name="P20"><text:bookmark text:name="rstudio_console_output6"/>&gt; p_value &lt;- 2*(1-pnorm(z_stat, sd=1, mean=0))</text:p>
      <text:p text:style-name="P23">&gt; p_value</text:p>
      <text:p text:style-name="P7">[1] 0.0003538831</text:p>
      <text:p text:style-name="P5"/>
      <text:p text:style-name="P5">d)</text:p>
      <text:p text:style-name="P6">p_value &lt; 0.05, reject the null hypothesis. The proportion of <text:s/>the lead level greater than 15 in the north is different from that in the south.</text:p>
      <text:p text:style-name="P6"/>
      <text:p text:style-name="P5">e)</text:p>
      <text:p text:style-name="P21"><text:bookmark text:name="rstudio_console_output7"/><text:span text:style-name="T6">&gt; x_north &lt;- sum(flint_north$Pb &gt;= 15)</text:span></text:p>
      <text:p text:style-name="P24"><text:span text:style-name="T6">&gt; x_south &lt;- sum(flint_south$Pb &gt;= 15)</text:span></text:p>
      <text:p text:style-name="P24"><text:span text:style-name="T6">&gt; prop.test(x=c(x_north, x_south), n = c(n_north, n_south), alternative = "two.sided")</text:span></text:p>
      <text:p text:style-name="P8"/>
      <text:p text:style-name="P10"><text:s text:c="8"/><text:span text:style-name="T2">2-sample test for equality of proportions with continuity correction</text:span></text:p>
      <text:p text:style-name="P11"/>
      <text:p text:style-name="P9">data: <text:s/>c(x_north, x_south) out of c(n_north, n_south)</text:p>
      <text:p text:style-name="P9">X-squared = 11.845, df = 1, p-value = 0.0005781</text:p>
      <text:p text:style-name="P9">alternative hypothesis: two.sided</text:p>
      <text:p text:style-name="P9">95 percent confidence interval:</text:p>
      <text:p text:style-name="P10"><text:s/><text:span text:style-name="T2">0.04196839 0.16052203</text:span></text:p>
      <text:p text:style-name="P9">sample estimates:</text:p>
      <text:p text:style-name="P10"><text:s text:c="3"/><text:span text:style-name="T2">prop 1 <text:s text:c="3"/>prop 2 </text:span></text:p>
      <text:p text:style-name="P9">0.1762452 0.0750000 </text:p>
      <text:p text:style-name="P15">The p_value changes a little, but it is still smaller than 0.05. The result does not change and we still reject the null hypthesis.</text:p>
      <text:p text:style-name="P15"/>
      <text:p text:style-name="P15">Exercise 3</text:p>
      <text:p text:style-name="P15">a)</text:p>
      <text:p text:style-name="P16"><text:soft-page-break/>Ho: M=40</text:p>
      <text:p text:style-name="P16">Ha: M != 40</text:p>
      <text:p text:style-name="P16">Two-sided</text:p>
      <text:p text:style-name="P16"/>
      <text:p text:style-name="P15">b)</text:p>
      <text:p text:style-name="P22"><text:bookmark text:name="rstudio_console_output8"/><text:span text:style-name="T6">&gt; xbar &lt;- mean(flint$Cu)</text:span></text:p>
      <text:p text:style-name="P24"><text:span text:style-name="T6">&gt; s &lt;- sd(flint$Cu)</text:span></text:p>
      <text:p text:style-name="P24"><text:span text:style-name="T6">&gt; xbar</text:span></text:p>
      <text:p text:style-name="P7">[1] 54.58102</text:p>
      <text:p text:style-name="P24"><text:span text:style-name="T6">&gt; s</text:span></text:p>
      <text:p text:style-name="P7">[1] 133.3042</text:p>
      <text:p text:style-name="P15"/>
      <text:p text:style-name="P15">c)</text:p>
      <text:p text:style-name="P22"><text:bookmark text:name="rstudio_console_output9"/><text:span text:style-name="T6">&gt; n &lt;- nrow(flint)</text:span></text:p>
      <text:p text:style-name="P24"><text:span text:style-name="T6">&gt; SE &lt;- s/sqrt(n)</text:span></text:p>
      <text:p text:style-name="P24"><text:span text:style-name="T6">&gt; SE</text:span></text:p>
      <text:p text:style-name="P7">[1] 5.731197</text:p>
      <text:p text:style-name="P15"/>
      <text:p text:style-name="P15">d)</text:p>
      <text:p text:style-name="P22"><text:bookmark text:name="rstudio_console_output10"/><text:span text:style-name="T6">&gt; t_stat &lt;- (xbar-40)/SE</text:span></text:p>
      <text:p text:style-name="P24"><text:span text:style-name="T6">&gt; t_stat</text:span></text:p>
      <text:p text:style-name="P7">[1] 2.54415</text:p>
      <text:p text:style-name="P24"><text:span text:style-name="T6">&gt; p_value &lt;- (1-pt(t_stat, df=n-1))*2</text:span></text:p>
      <text:p text:style-name="P24"><text:span text:style-name="T6">&gt; p_value</text:span></text:p>
      <text:p text:style-name="P7">[1] 0.01123183</text:p>
      <text:p text:style-name="P15"/>
      <text:p text:style-name="P15">e)</text:p>
      <text:p text:style-name="P17">0.01<text:span text:style-name="T9">1 &gt; 0.01</text:span>, Fail to reject the Ho. We don’t have strong evidence that the mean copper is different from 40 ppm.</text:p>
      <text:p text:style-name="P17"/>
      <text:p text:style-name="P15">f)</text:p>
      <text:p text:style-name="P22"><text:bookmark text:name="rstudio_console_output11"/><text:span text:style-name="T6">&gt; t.test(flint$Cu, mu=40, alternative = "two.sided")</text:span></text:p>
      <text:p text:style-name="P8"/>
      <text:p text:style-name="P10"><text:s text:c="8"/><text:span text:style-name="T2">One Sample t-test</text:span></text:p>
      <text:p text:style-name="P11"/>
      <text:p text:style-name="P9">data: <text:s/>flint$Cu</text:p>
      <text:p text:style-name="P9">t = 2.5441, df = 540, p-value = 0.01123</text:p>
      <text:p text:style-name="P9">alternative hypothesis: true mean is not equal to 40</text:p>
      <text:p text:style-name="P9">95 percent confidence interval:</text:p>
      <text:p text:style-name="P10"><text:s/><text:span text:style-name="T2">43.32285 65.83920</text:span></text:p>
      <text:p text:style-name="P9">sample estimates:</text:p>
      <text:p text:style-name="P9">mean of x </text:p>
      <text:p text:style-name="P28"><text:span text:style-name="T10"><text:s/></text:span><text:span text:style-name="T3">54.58102</text:span></text:p>
      <text:p text:style-name="P29"><text:span text:style-name="T3"/></text:p>
      <text:p text:style-name="P30"><text:span text:style-name="T10">0.011 &lt; 0.05, reject Ho =&gt; the mean is different from 40 ppm.</text:span></text:p>
      <text:p text:style-name="P30"><text:span text:style-name="T10"/></text:p>
      <text:p text:style-name="P30"><text:span text:style-name="T10">Extra Credit</text:span></text:p>
      <text:p text:style-name="P30"><text:span text:style-name="T10">a)</text:span></text:p>
      <text:p text:style-name="P30"><text:span text:style-name="T10">b</text:span></text:p>
      <text:p text:style-name="P30"><text:span text:style-name="T10"/></text:p>
      <text:p text:style-name="P30"><text:span text:style-name="T10">b)</text:span></text:p>
      <text:p text:style-name="P30"><text:span text:style-name="T10">Ho: b = 0</text:span></text:p>
      <text:p text:style-name="P30"><text:soft-page-break/><text:span text:style-name="T10">Ha: b != 0</text:span></text:p>
      <text:p text:style-name="P30"><text:span text:style-name="T10"/></text:p>
      <text:p text:style-name="P30"><text:span text:style-name="T10">c)</text:span></text:p>
      <text:p text:style-name="P26"><text:bookmark text:name="rstudio_console_output12"/><text:span text:style-name="T7">&gt; soil&lt;-read.table("http://www.stat.ucla.edu/~nchristo/statistics_c173_c273/soil_complete.txt", header=TRUE)</text:span></text:p>
      <text:p text:style-name="P24"><text:span text:style-name="T6">&gt; linear_model &lt;- lm(soil$lead ~ soil$zinc)</text:span></text:p>
      <text:p text:style-name="P24"><text:span text:style-name="T6">&gt; summary(linear_model)</text:span></text:p>
      <text:p text:style-name="P8"/>
      <text:p text:style-name="P9">Call:</text:p>
      <text:p text:style-name="P9">lm(formula = soil$lead ~ soil$zinc)</text:p>
      <text:p text:style-name="P11"/>
      <text:p text:style-name="P9">Residuals:</text:p>
      <text:p text:style-name="P10"><text:s text:c="4"/><text:span text:style-name="T2">Min <text:s text:c="5"/>1Q <text:s/>Median <text:s text:c="5"/>3Q <text:s text:c="4"/>Max </text:span></text:p>
      <text:p text:style-name="P9">-79.853 -12.945 <text:s/>-1.646 <text:s/>15.339 104.200 </text:p>
      <text:p text:style-name="P11"/>
      <text:p text:style-name="P9">Coefficients:</text:p>
      <text:p text:style-name="P10"><text:s text:c="13"/><text:span text:style-name="T2">Estimate Std. Error t value Pr(&gt;|t|) <text:s text:c="3"/></text:span></text:p>
      <text:p text:style-name="P9">(Intercept) 17.367688 <text:s text:c="2"/>4.344268 <text:s text:c="2"/>3.998 9.92e-05 ***</text:p>
      <text:p text:style-name="P9">soil$zinc <text:s text:c="3"/>0.289523 <text:s text:c="2"/>0.007296 <text:s/>39.681 <text:s/>&lt; 2e-16 ***</text:p>
      <text:p text:style-name="P9">---</text:p>
      <text:p text:style-name="P9">Signif. codes: <text:s/>0 ‘***’ 0.001 ‘**’ 0.01 ‘*’ 0.05 ‘.’ 0.1 ‘ ’ 1</text:p>
      <text:p text:style-name="P11"/>
      <text:p text:style-name="P9">Residual standard error: 33.24 on 153 degrees of freedom</text:p>
      <text:p text:style-name="P9">Multiple R-squared: <text:s/>0.9114, <text:s text:c="3"/>Adjusted R-squared: <text:s/>0.9109 </text:p>
      <text:p text:style-name="P9">F-statistic: <text:s/>1575 on 1 and 153 DF, <text:s/>p-value: &lt; 2.2e-16</text:p>
      <text:p text:style-name="P30"><text:span text:style-name="T10"/></text:p>
      <text:p text:style-name="P31"><text:span text:style-name="T10">p_value is 2.2e-16</text:span></text:p>
      <text:p text:style-name="P31"><text:span text:style-name="T10"/></text:p>
      <text:p text:style-name="P30"><text:span text:style-name="T10">d)</text:span></text:p>
      <text:p text:style-name="P31"><text:span text:style-name="T10">2.2e-16 &lt; 0.05. Reject Ho =&gt; b != 0 and there is a relationship between lead and zinc valu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, monospace"/>
    <style:font-face style:name="Calibri1" svg:font-family="Calibri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gghfmyibcpb" style:family="text" style:parent-style-name="Default_20_Paragraph_20_Font"/>
    <style:style style:name="gghfmyibcob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22:36:50.462933260</meta:creation-date>
    <dc:date>2020-03-04T03:42:51.713544651</dc:date>
    <meta:editing-duration>PT14H5M40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4" meta:paragraph-count="154" meta:word-count="642" meta:character-count="4302" meta:non-whitespace-character-count="3684"/>
  </office:meta>
</office:document-meta>
</file>